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5d1e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officeooo:rsid="001a5d1e" officeooo:paragraph-rsid="001a5d1e" style:font-size-asian="17.5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officeooo:rsid="001a5d1e" officeooo:paragraph-rsid="00203ac3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Purisa" fo:font-size="72pt" officeooo:rsid="001a5d1e" officeooo:paragraph-rsid="001a5d1e" style:font-size-asian="72pt" style:font-size-complex="72pt"/>
    </style:style>
    <style:style style:name="P5" style:family="paragraph" style:parent-style-name="Standard">
      <style:paragraph-properties fo:text-align="center" style:justify-single-word="false"/>
      <style:text-properties style:font-name="Purisa" fo:font-size="72pt" fo:font-weight="bold" officeooo:rsid="001a5d1e" officeooo:paragraph-rsid="001a5d1e" style:font-size-asian="72pt" style:font-weight-asian="bold" style:font-size-complex="72pt" style:font-weight-complex="bold"/>
    </style:style>
    <style:style style:name="P6" style:family="paragraph" style:parent-style-name="Standard">
      <style:text-properties fo:font-size="18pt" fo:font-style="normal" officeooo:rsid="0003b5d7" officeooo:paragraph-rsid="003a6523" style:font-size-asian="18pt" style:font-style-asian="normal" style:font-size-complex="18pt" style:font-style-complex="normal"/>
    </style:style>
    <style:style style:name="P7" style:family="paragraph" style:parent-style-name="Standard">
      <style:paragraph-properties fo:line-height="150%"/>
      <style:text-properties fo:font-size="18pt" fo:font-style="normal" officeooo:rsid="0003b5d7" officeooo:paragraph-rsid="003a6523" style:font-size-asian="18pt" style:font-style-asian="normal" style:font-size-complex="18pt" style:font-style-complex="normal"/>
    </style:style>
    <style:style style:name="P8" style:family="paragraph" style:parent-style-name="Standard">
      <style:text-properties fo:font-size="28pt" officeooo:rsid="00163d3b" officeooo:paragraph-rsid="001a5d1e" style:font-size-asian="28pt" style:font-size-complex="28pt"/>
    </style:style>
    <style:style style:name="P9" style:family="paragraph" style:parent-style-name="Standard">
      <style:text-properties fo:font-size="28pt" officeooo:rsid="00163d3b" officeooo:paragraph-rsid="002e2403" style:font-size-asian="28pt" style:font-size-complex="28pt"/>
    </style:style>
    <style:style style:name="P10" style:family="paragraph" style:parent-style-name="Standard">
      <style:text-properties fo:font-size="28pt" officeooo:rsid="002e2403" officeooo:paragraph-rsid="002e2403" style:font-size-asian="28pt" style:font-size-complex="28pt"/>
    </style:style>
    <style:style style:name="P11" style:family="paragraph" style:parent-style-name="Standard">
      <style:text-properties fo:font-size="28pt" officeooo:rsid="0018170a" officeooo:paragraph-rsid="001a5d1e" style:font-size-asian="28pt" style:font-size-complex="28pt"/>
    </style:style>
    <style:style style:name="P12" style:family="paragraph" style:parent-style-name="Standard">
      <style:text-properties fo:font-size="28pt" officeooo:rsid="00192901" officeooo:paragraph-rsid="001a5d1e" style:font-size-asian="28pt" style:font-size-complex="28pt"/>
    </style:style>
    <style:style style:name="P13" style:family="paragraph" style:parent-style-name="Standard">
      <style:text-properties fo:font-size="28pt" officeooo:rsid="001f0b5d" officeooo:paragraph-rsid="001a5d1e" style:font-size-asian="28pt" style:font-size-complex="28pt"/>
    </style:style>
    <style:style style:name="P14" style:family="paragraph" style:parent-style-name="Standard">
      <style:text-properties fo:font-size="28pt" officeooo:rsid="00285d51" officeooo:paragraph-rsid="001a5d1e" style:font-size-asian="28pt" style:font-size-complex="28pt"/>
    </style:style>
    <style:style style:name="P15" style:family="paragraph" style:parent-style-name="Standard">
      <style:text-properties fo:font-size="28pt" officeooo:rsid="00290754" officeooo:paragraph-rsid="001a5d1e" style:font-size-asian="28pt" style:font-size-complex="28pt"/>
    </style:style>
    <style:style style:name="P16" style:family="paragraph" style:parent-style-name="Standard">
      <style:text-properties fo:font-size="28pt" officeooo:rsid="0003b5d7" officeooo:paragraph-rsid="003a6523" style:font-size-asian="28pt" style:font-size-complex="28pt"/>
    </style:style>
    <style:style style:name="P17" style:family="paragraph" style:parent-style-name="Standard">
      <style:text-properties fo:font-size="28pt" fo:font-style="normal" officeooo:rsid="00192901" officeooo:paragraph-rsid="001a5d1e" style:font-size-asian="28pt" style:font-style-asian="normal" style:font-size-complex="28pt" style:font-style-complex="normal"/>
    </style:style>
    <style:style style:name="P18" style:family="paragraph" style:parent-style-name="Standard">
      <style:text-properties fo:font-size="28pt" fo:font-style="normal" officeooo:rsid="00290754" officeooo:paragraph-rsid="0020c38f" style:font-size-asian="28pt" style:font-style-asian="normal" style:font-size-complex="28pt" style:font-style-complex="normal"/>
    </style:style>
    <style:style style:name="P19" style:family="paragraph" style:parent-style-name="Standard">
      <style:text-properties fo:font-size="28pt" fo:font-style="normal" officeooo:rsid="00214238" officeooo:paragraph-rsid="00214238" style:font-size-asian="28pt" style:font-style-asian="normal" style:font-size-complex="28pt" style:font-style-complex="normal"/>
    </style:style>
    <style:style style:name="P20" style:family="paragraph" style:parent-style-name="Standard">
      <style:text-properties fo:font-size="28pt" fo:font-style="normal" officeooo:rsid="002225a3" officeooo:paragraph-rsid="002225a3" style:font-size-asian="28pt" style:font-style-asian="normal" style:font-size-complex="28pt" style:font-style-complex="normal"/>
    </style:style>
    <style:style style:name="P21" style:family="paragraph" style:parent-style-name="Standard">
      <style:text-properties fo:font-size="28pt" fo:font-style="normal" officeooo:rsid="0022e55f" officeooo:paragraph-rsid="002225a3" style:font-size-asian="28pt" style:font-style-asian="normal" style:font-size-complex="28pt" style:font-style-complex="normal"/>
    </style:style>
    <style:style style:name="P22" style:family="paragraph" style:parent-style-name="Standard">
      <style:text-properties fo:font-size="28pt" fo:font-style="normal" officeooo:rsid="0022e55f" officeooo:paragraph-rsid="00352440" style:font-size-asian="28pt" style:font-style-asian="normal" style:font-size-complex="28pt" style:font-style-complex="normal"/>
    </style:style>
    <style:style style:name="P23" style:family="paragraph" style:parent-style-name="Standard">
      <style:text-properties fo:font-size="28pt" fo:font-style="normal" officeooo:rsid="0022e55f" officeooo:paragraph-rsid="0022e55f" style:font-size-asian="28pt" style:font-style-asian="normal" style:font-size-complex="28pt" style:font-style-complex="normal"/>
    </style:style>
    <style:style style:name="P24" style:family="paragraph" style:parent-style-name="Standard">
      <style:text-properties fo:font-size="28pt" fo:font-style="normal" officeooo:rsid="00235b29" officeooo:paragraph-rsid="00235b29" style:font-size-asian="28pt" style:font-style-asian="normal" style:font-size-complex="28pt" style:font-style-complex="normal"/>
    </style:style>
    <style:style style:name="P25" style:family="paragraph" style:parent-style-name="Standard">
      <style:text-properties fo:font-size="28pt" fo:font-style="normal" officeooo:rsid="00235b29" officeooo:paragraph-rsid="00366fe8" style:font-size-asian="28pt" style:font-style-asian="normal" style:font-size-complex="28pt" style:font-style-complex="normal"/>
    </style:style>
    <style:style style:name="P26" style:family="paragraph" style:parent-style-name="Standard">
      <style:text-properties fo:font-size="28pt" fo:font-style="normal" officeooo:rsid="0026be0b" officeooo:paragraph-rsid="0026be0b" style:font-size-asian="28pt" style:font-style-asian="normal" style:font-size-complex="28pt" style:font-style-complex="normal"/>
    </style:style>
    <style:style style:name="P27" style:family="paragraph" style:parent-style-name="Standard">
      <style:text-properties fo:font-size="28pt" fo:font-style="normal" officeooo:rsid="002899b8" officeooo:paragraph-rsid="002899b8" style:font-size-asian="28pt" style:font-style-asian="normal" style:font-size-complex="28pt" style:font-style-complex="normal"/>
    </style:style>
    <style:style style:name="P28" style:family="paragraph" style:parent-style-name="Standard">
      <style:text-properties fo:font-size="28pt" fo:font-style="normal" officeooo:rsid="0003b5d7" officeooo:paragraph-rsid="003a6523" style:font-size-asian="28pt" style:font-style-asian="normal" style:font-size-complex="28pt" style:font-style-complex="normal"/>
    </style:style>
    <style:style style:name="P29" style:family="paragraph" style:parent-style-name="Standard">
      <style:text-properties fo:font-size="28pt" fo:font-style="normal" fo:font-weight="bold" officeooo:rsid="00214238" officeooo:paragraph-rsid="00214238" style:font-size-asian="28pt" style:font-style-asian="normal" style:font-weight-asian="bold" style:font-size-complex="28pt" style:font-style-complex="normal" style:font-weight-complex="bold"/>
    </style:style>
    <style:style style:name="P30" style:family="paragraph" style:parent-style-name="Standard">
      <style:text-properties fo:font-size="28pt" fo:font-weight="bold" officeooo:rsid="001f0b5d" officeooo:paragraph-rsid="001a5d1e" style:font-size-asian="28pt" style:font-weight-asian="bold" style:font-size-complex="28pt" style:font-weight-complex="bold"/>
    </style:style>
    <style:style style:name="P31" style:family="paragraph" style:parent-style-name="Standard">
      <style:text-properties fo:font-size="28pt" fo:font-weight="bold" officeooo:rsid="00285d51" officeooo:paragraph-rsid="001a5d1e" style:font-size-asian="28pt" style:font-weight-asian="bold" style:font-size-complex="28pt" style:font-weight-complex="bold"/>
    </style:style>
    <style:style style:name="P32" style:family="paragraph" style:parent-style-name="Standard">
      <style:paragraph-properties fo:line-height="150%" fo:break-before="page"/>
      <style:text-properties fo:font-size="18pt" fo:font-style="normal" officeooo:rsid="0003b5d7" officeooo:paragraph-rsid="003a6523" style:font-size-asian="18pt" style:font-style-asian="normal" style:font-size-complex="18pt" style:font-style-complex="normal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officeooo:rsid="00163d3b" officeooo:paragraph-rsid="001a5d1e" style:font-size-asian="28pt" style:font-size-complex="28pt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officeooo:rsid="00285d51" officeooo:paragraph-rsid="001a5d1e" style:font-size-asian="28pt" style:font-size-complex="28pt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style="normal" officeooo:rsid="00192901" officeooo:paragraph-rsid="001a5d1e" style:font-size-asian="28pt" style:font-style-asian="normal" style:font-size-complex="28pt" style:font-style-complex="normal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style="normal" officeooo:rsid="00290754" officeooo:paragraph-rsid="0020c38f" style:font-size-asian="28pt" style:font-style-asian="normal" style:font-size-complex="28pt" style:font-style-complex="normal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style="normal" officeooo:rsid="002225a3" officeooo:paragraph-rsid="002225a3" style:font-size-asian="28pt" style:font-style-asian="normal" style:font-size-complex="28pt" style:font-style-complex="normal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style="normal" officeooo:rsid="00235b29" officeooo:paragraph-rsid="00235b29" style:font-size-asian="28pt" style:font-style-asian="normal" style:font-size-complex="28pt" style:font-style-complex="normal"/>
    </style:style>
    <style:style style:name="P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style="normal" officeooo:rsid="002899b8" officeooo:paragraph-rsid="002899b8" style:font-size-asian="28pt" style:font-style-asian="normal" style:font-size-complex="28pt" style:font-style-complex="normal"/>
    </style:style>
    <style:style style:name="P40" style:family="paragraph" style:parent-style-name="Footnote">
      <style:text-properties officeooo:rsid="003770e4" officeooo:paragraph-rsid="003770e4"/>
    </style:style>
    <style:style style:name="T1" style:family="text">
      <style:text-properties officeooo:rsid="001a5d1e"/>
    </style:style>
    <style:style style:name="T2" style:family="text">
      <style:text-properties style:font-name="Purisa" fo:font-size="72pt" officeooo:rsid="001a5d1e" style:font-size-asian="72pt" style:font-size-complex="72pt"/>
    </style:style>
    <style:style style:name="T3" style:family="text">
      <style:text-properties style:font-name="Purisa" fo:font-size="72pt" fo:font-weight="bold" officeooo:rsid="001a5d1e" style:font-size-asian="72pt" style:font-weight-asian="bold" style:font-size-complex="7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4bf4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85d51"/>
    </style:style>
    <style:style style:name="T9" style:family="text">
      <style:text-properties officeooo:rsid="00290754"/>
    </style:style>
    <style:style style:name="T10" style:family="text">
      <style:text-properties officeooo:rsid="001b3d2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cd4b9"/>
    </style:style>
    <style:style style:name="T13" style:family="text">
      <style:text-properties officeooo:rsid="001efafd"/>
    </style:style>
    <style:style style:name="T14" style:family="text">
      <style:text-properties officeooo:rsid="001faba0"/>
    </style:style>
    <style:style style:name="T15" style:family="text">
      <style:text-properties officeooo:rsid="00203ac3"/>
    </style:style>
    <style:style style:name="T16" style:family="text">
      <style:text-properties officeooo:rsid="0020c38f"/>
    </style:style>
    <style:style style:name="T17" style:family="text">
      <style:text-properties officeooo:rsid="002225a3"/>
    </style:style>
    <style:style style:name="T18" style:family="text">
      <style:text-properties officeooo:rsid="0024bf41"/>
    </style:style>
    <style:style style:name="T19" style:family="text">
      <style:text-properties officeooo:rsid="002899b8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db251" style:font-weight-asian="bold" style:font-weight-complex="bold"/>
    </style:style>
    <style:style style:name="T23" style:family="text">
      <style:text-properties fo:font-weight="bold" officeooo:rsid="001a5d1e" style:font-weight-asian="bold" style:font-weight-complex="bold"/>
    </style:style>
    <style:style style:name="T24" style:family="text">
      <style:text-properties fo:font-weight="bold" officeooo:rsid="002e2403" style:font-weight-asian="bold" style:font-weight-complex="bold"/>
    </style:style>
    <style:style style:name="T25" style:family="text">
      <style:text-properties fo:font-weight="bold" officeooo:rsid="00307cb9" style:font-weight-asian="bold" style:font-weight-complex="bold"/>
    </style:style>
    <style:style style:name="T26" style:family="text">
      <style:text-properties fo:font-weight="bold" officeooo:rsid="00285d51" style:font-weight-asian="bold" style:font-weight-complex="bold"/>
    </style:style>
    <style:style style:name="T27" style:family="text">
      <style:text-properties fo:font-weight="bold" officeooo:rsid="00312781" style:font-weight-asian="bold" style:font-weight-complex="bold"/>
    </style:style>
    <style:style style:name="T28" style:family="text">
      <style:text-properties fo:font-weight="bold" officeooo:rsid="0020c38f" style:font-weight-asian="bold" style:font-weight-complex="bold"/>
    </style:style>
    <style:style style:name="T29" style:family="text">
      <style:text-properties fo:font-weight="bold" officeooo:rsid="002225a3" style:font-weight-asian="bold" style:font-weight-complex="bold"/>
    </style:style>
    <style:style style:name="T30" style:family="text">
      <style:text-properties fo:font-weight="bold" officeooo:rsid="00352440" style:font-weight-asian="bold" style:font-weight-complex="bold"/>
    </style:style>
    <style:style style:name="T31" style:family="text">
      <style:text-properties fo:font-weight="bold" officeooo:rsid="00366fe8" style:font-weight-asian="bold" style:font-weight-complex="bold"/>
    </style:style>
    <style:style style:name="T32" style:family="text">
      <style:text-properties officeooo:rsid="002e2403"/>
    </style:style>
    <style:style style:name="T33" style:family="text">
      <style:text-properties officeooo:rsid="00336277"/>
    </style:style>
    <style:style style:name="T34" style:family="text">
      <style:text-properties officeooo:rsid="00348a59"/>
    </style:style>
    <style:style style:name="T35" style:family="text">
      <style:text-properties officeooo:rsid="00090783"/>
    </style:style>
    <style:style style:name="T36" style:family="text">
      <style:text-properties officeooo:rsid="003ca82f"/>
    </style:style>
    <style:style style:name="T37" style:family="text">
      <style:text-properties officeooo:rsid="003cef79"/>
    </style:style>
    <style:style style:name="T38" style:family="text">
      <style:text-properties officeooo:rsid="003ed6b7"/>
    </style:style>
    <style:style style:name="T39" style:family="text">
      <style:text-properties officeooo:rsid="0040b808"/>
    </style:style>
    <style:style style:name="T40" style:family="text">
      <style:text-properties officeooo:rsid="0042e049"/>
    </style:style>
    <style:style style:name="T41" style:family="text">
      <style:text-properties officeooo:rsid="00449c31"/>
    </style:style>
    <style:style style:name="T42" style:family="text">
      <style:text-properties officeooo:rsid="00452c99"/>
    </style:style>
    <style:style style:name="T43" style:family="text">
      <style:text-properties officeooo:rsid="00464bce"/>
    </style:style>
    <style:style style:name="T44" style:family="text">
      <style:text-properties officeooo:rsid="0046ac49"/>
    </style:style>
    <style:style style:name="T45" style:family="text">
      <style:text-properties officeooo:rsid="004c300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onum</text:span><text:span text:style-name="T2"> Consilium</text:span></text:p>
      <text:p text:style-name="P4">vel</text:p>
      <text:p text:style-name="P5">Malum</text:p>
      <text:p text:style-name="P4">Consilium?</text:p>
      <text:p text:style-name="P3"><text:span text:style-name="T15">Colloquia </text:span>ā Zadekō, Sameō, et Sapphone Script<text:span text:style-name="T15">a</text:span> </text:p>
      <text:p text:style-name="P2"/>
      <text:p text:style-name="P8"><text:soft-page-break/><text:span text:style-name="T21">Porcus ad Keegum venit </text:span><text:span text:style-name="T22">et interrogat:</text:span><text:span text:style-name="T21"> </text:span><text:s/>"Quid agis, O Keege!!?"</text:p>
      <text:p text:style-name="P8"><text:span text:style-name="T21">Keegus respondet:</text:span> "Dō tibi baculum"</text:p>
      <text:p text:style-name="P8"><text:span text:style-name="T21">Po</text:span><text:span text:style-name="T23">r</text:span><text:span text:style-name="T21">cus:</text:span> "O! <text:s/>Baculum! <text:s/>Bonum consilium!"</text:p>
      <text:p text:style-name="P8"><text:span text:style-name="T21">Keegus: </text:span>"Dō tibi baculum calidissimum!"</text:p>
      <text:p text:style-name="P8"><text:span text:style-name="T21">Porcus:</text:span> "Vae! Malum consilium est!"</text:p>
      <text:p text:style-name="P33">Keegus ridet et dat baculum. Porcus clamat et fugit.</text:p>
      <text:p text:style-name="P8"/>
      <text:p text:style-name="P8">Porcus ad vaccam venit.</text:p>
      <text:p text:style-name="P8"><text:span text:style-name="T21">Vacca dicit:</text:span> "Quid agis, O Porce!?"</text:p>
      <text:p text:style-name="P8"><text:span text:style-name="T21">Porcus respondet:</text:span> "Dō mēnsam tibi."</text:p>
      <text:p text:style-name="P8"><text:span text:style-name="T21">Vacca:</text:span> "O! mēnsa! Bonum consilium!"</text:p>
      <text:p text:style-name="P8"><text:span text:style-name="T21">Porcus:</text:span> "Dō mēnsam maximam tibi!"</text:p>
      <text:p text:style-name="P9"><text:span text:style-name="T21">Vacca:</text:span> "O! <text:s/>Maxima mēnsa mihi place<text:span text:style-name="T1">t</text:span>!"</text:p>
      <text:p text:style-name="P10">Porcus mēnsam maximam sumit.</text:p>
      <text:p text:style-name="P9"><text:span text:style-name="T24">Vacca:</text:span><text:span text:style-name="T32"> </text:span>Expecta! Expecta! <text:s/>Quid agis?"</text:p>
      <text:p text:style-name="P8">Porcus iacit mēnsam maximam ad vaccam!</text:p>
      <text:p text:style-name="P8">Vacca salit in mēnsam maximam et <text:span text:style-name="T1">ridet</text:span>.</text:p>
      <text:p text:style-name="P33"><text:soft-page-break/></text:p>
      <text:p text:style-name="P8"/>
      <text:p text:style-name="P8"><text:span text:style-name="T1">P</text:span>orcus ad Caesarem venit.</text:p>
      <text:p text:style-name="P8"><text:span text:style-name="T21">Porcus dicit:</text:span> "Quid agis, O Caesar!?"</text:p>
      <text:p text:style-name="P8"><text:span text:style-name="T21">Caesar dicit:</text:span> "Quid agis, O Porce!?"</text:p>
      <text:p text:style-name="P8"><text:span text:style-name="T21">Porcus: </text:span>"Dō aquam terrae!"</text:p>
      <text:p text:style-name="P8"><text:span text:style-name="T21">Caesar:</text:span> "Dō quoque aqua<text:span text:style-name="T10">m</text:span> terrae!"</text:p>
      <text:p text:style-name="P8"><text:span text:style-name="T21">Porcus:</text:span> "Ego <text:span text:style-name="T6">plus</text:span><text:span text:style-name="T11"> </text:span><text:span text:style-name="T6">aquae</text:span> terrae d<text:span text:style-name="T39">ā</text:span>bō!"</text:p>
      <text:p text:style-name="P8"><text:span text:style-name="T21">Caesar iratus:</text:span> "Immo, EGO <text:span text:style-name="T4">plus aquae</text:span> terrae d<text:span text:style-name="T39">ā</text:span>bō, O stulte porce!" </text:p>
      <text:p text:style-name="P8">Porcus iratus est. Caesar iratus est. </text:p>
      <text:p text:style-name="P8">Porcus lacum in terram effundit. Nunc in lacū sunt! Porcus <text:span text:style-name="T36">ā</text:span> Caesare disc<text:span text:style-name="T33">ē</text:span>dit. <text:s/>Caesar eum non sequitur. </text:p>
      <text:p text:style-name="P33"/>
      <text:p text:style-name="P8"/>
      <text:p text:style-name="P11"/>
      <text:p text:style-name="P11"/>
      <text:p text:style-name="P11"/>
      <text:p text:style-name="P11"/>
      <text:p text:style-name="P11"><text:soft-page-break/>Porcus ad Malam venit.</text:p>
      <text:p text:style-name="P12"><text:span text:style-name="T21">Porcus </text:span><text:span text:style-name="T25">interrogat</text:span><text:span text:style-name="T21">:</text:span> "Quid agis, O Mala!?"</text:p>
      <text:p text:style-name="P12"><text:span text:style-name="T21">Mala respondet:</text:span> "Dō coffeam tibi!"</text:p>
      <text:p text:style-name="P12"><text:span text:style-name="T21">Porcus:</text:span> "O! Coffea! <text:s/>Bonum consilium!"</text:p>
      <text:p text:style-name="P12"><text:span text:style-name="T21">Sed Mala dicit:</text:span> "Dō <text:span text:style-name="T12">gustationem</text:span> unam coffea tibi."</text:p>
      <text:p text:style-name="P12"><text:span text:style-name="T21">Porcus:</text:span> "Malum consilium! Cur <text:span text:style-name="T12">gustationem</text:span> unam dās mihi!?"</text:p>
      <text:p text:style-name="P12"><text:span text:style-name="T21">Mala:</text:span> "Quia coffea mea est!"</text:p>
      <text:p text:style-name="P12">Porcus iratus coffeam capere con<text:span text:style-name="T38">ā</text:span>tur, sed Mala coffeam in caput porcī effundit!<text:span text:style-name="T4"> </text:span><text:span text:style-name="T7">Porcus tristis fugit.</text:span></text:p>
      <text:p text:style-name="P35"/>
      <text:p text:style-name="P17"/>
      <text:p text:style-name="P30"/>
      <text:p text:style-name="P30"/>
      <text:p text:style-name="P30"/>
      <text:p text:style-name="P30"/>
      <text:p text:style-name="P30"/>
      <text:p text:style-name="P13"><text:soft-page-break/><text:span text:style-name="T21">Robotum ad </text:span><text:span text:style-name="T26">vendigonem</text:span><text:span text:style-name="T21"> it et interrogat:</text:span> "Quid agis, O <text:span text:style-name="T8">Vendigo</text:span>???"</text:p>
      <text:p text:style-name="P14"><text:span text:style-name="T21">Vendigo re</text:span><text:span text:style-name="T27">s</text:span><text:span text:style-name="T21">pondet:</text:span> "<text:span text:style-name="T13">Ē</text:span>dō l<text:span text:style-name="T41">ī</text:span>berōs improbōs!"</text:p>
      <text:p text:style-name="P14"><text:span text:style-name="T21">Robotum: </text:span>"Malum consilium!"</text:p>
      <text:p text:style-name="P14"><text:span text:style-name="T21">Vendigo:</text:span> "<text:span text:style-name="T13">Ē</text:span>dō l<text:span text:style-name="T42">ī</text:span>berōs improbōs ex cocoā factōs"</text:p>
      <text:p text:style-name="P14"><text:span text:style-name="T21">Robotum:</text:span> "Euge, bonum consilium! <text:s/>Da mihi improbōs l<text:span text:style-name="T43">ī</text:span>berōs ex cocoā factōs, quaesō!"</text:p>
      <text:p text:style-name="P14"><text:span text:style-name="T21">Vendigo:</text:span> "Nōn! <text:s/>Improbī l<text:span text:style-name="T13">ī</text:span>berī ex cocoā factī meī sunt et non d<text:span text:style-name="T39">ā</text:span>bō <text:span text:style-name="T14">eōs</text:span> tibi."</text:p>
      <text:p text:style-name="P34"/>
      <text:p text:style-name="P14"/>
      <text:p text:style-name="P31"/>
      <text:p text:style-name="P31"/>
      <text:p text:style-name="P31"/>
      <text:p text:style-name="P31"/>
      <text:p text:style-name="P31"/>
      <text:p text:style-name="P14"><text:soft-page-break/><text:span text:style-name="T21">Robotum ad draconem it et interrogat:</text:span> "Quid agis, O Draco!?"</text:p>
      <text:p text:style-name="P14"><text:span text:style-name="T21">Draco respondit:</text:span> "Dō pecuniam <text:span text:style-name="T9">hominibus."</text:span></text:p>
      <text:p text:style-name="P15"><text:span text:style-name="T21">Robotum:</text:span> "Quī sunt hominēs?"</text:p>
      <text:p text:style-name="P15"><text:span text:style-name="T21">Draco:</text:span> "hominēs sunt carnālēs-virī..."</text:p>
      <text:p text:style-name="P15"><text:span text:style-name="T21">Robotum:</text:span> "Malum consilium!"</text:p>
      <text:p text:style-name="P18"><text:span text:style-name="T21">Draco:</text:span> "Immo…Dō pecuniam carn<text:span text:style-name="T37">ā</text:span>libus virīs quī d<text:span text:style-name="T38">ā</text:span>bant mihi improbōs l<text:span text:style-name="T44">ī</text:span>berōs edendōs.</text:p>
      <text:p text:style-name="P18"><text:span text:style-name="T28">Robotum:</text:span><text:span text:style-name="T16"> "Iam malum consilium est!"</text:span> <text:s/></text:p>
      <text:p text:style-name="P36"/>
      <text:p text:style-name="P18"/>
      <text:p text:style-name="P18"/>
      <text:p text:style-name="P29"/>
      <text:p text:style-name="P29"/>
      <text:p text:style-name="P29"/>
      <text:p text:style-name="P29"/>
      <text:p text:style-name="P29"/>
      <text:p text:style-name="P19"><text:soft-page-break/><text:span text:style-name="T21">Lotor glaber ad </text:span><text:span text:style-name="T29">Ierum Elephantum</text:span><text:span text:style-name="T21"> it et interrogat: </text:span>"<text:span text:style-name="T17">Quid agis, O Elephante!?"</text:span></text:p>
      <text:p text:style-name="P20"><text:span text:style-name="T21">Ierus respondet:</text:span> "Dō vecturam līberīs tuīs in tergō meō!"</text:p>
      <text:p text:style-name="P20"><text:span text:style-name="T21">Lotor glaber curat et respondet: </text:span>"Malum consilium, quia fortasse cadebunt dē tergō tuō <text:span text:style-name="T4">cum volēs</text:span><text:span text:style-name="T4"><text:note text:id="ftn1" text:note-class="footnote"><text:note-citation>1</text:note-citation><text:note-body><text:p text:style-name="Footnote">"...<text:span text:style-name="T34">when you fly"</text:span></text:p></text:note-body></text:note></text:span>.</text:p>
      <text:p text:style-name="P20"><text:span text:style-name="T21">Ierus:</text:span> "Non! Ligantur tergō meō ne cadant."</text:p>
      <text:p text:style-name="P20"><text:span text:style-name="T21">Lotor glaber:</text:span> "O! Bonum consilium!" <text:s/></text:p>
      <text:p text:style-name="P37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Ridgeleus ad Scotum it.</text:p>
      <text:p text:style-name="P22"><text:span text:style-name="T21">Ridgeleus </text:span><text:span text:style-name="T30">interrogat</text:span><text:span text:style-name="T21">:</text:span> "Quid agis, O Scote!?"</text:p>
      <text:p text:style-name="P23"><text:span text:style-name="T21">Scotus respondet:</text:span> "Dō cibum Khallesae!"</text:p>
      <text:p text:style-name="P24"><text:span text:style-name="T21">Ridgeleus:</text:span> "O! <text:s/>Bonum consilium. Amō Khallesam!"</text:p>
      <text:p text:style-name="P24"><text:span text:style-name="T21">Sed Scotus:</text:span> "Non non, dō KHALLESAM monstrō!"</text:p>
      <text:p text:style-name="P24"><text:span text:style-name="T21">Ridgeleus:</text:span> "MALUM CONSILIUM EST! Nolī dāre Khallesam monstrō!"</text:p>
      <text:p text:style-name="P24"><text:span text:style-name="T21">Scotus:</text:span> "Hahae! <text:s/>Tū es monstrum!"</text:p>
      <text:p text:style-name="P24"><text:span text:style-name="T21">Ridgeleus ridet et dicit:</text:span> "Bonum consilium est!"</text:p>
      <text:p text:style-name="P38"/>
      <text:p text:style-name="P24"/>
      <text:p text:style-name="P25"/>
      <text:p text:style-name="P25"/>
      <text:p text:style-name="P25"/>
      <text:p text:style-name="P25"/>
      <text:p text:style-name="P25"/>
      <text:p text:style-name="P25"><text:soft-page-break/>Sameus ad Zadekum it. <text:s/></text:p>
      <text:p text:style-name="P25"><text:span text:style-name="T21">Sameus </text:span><text:span text:style-name="T31">interrogat</text:span><text:span text:style-name="T21">:</text:span> "Quid agis, O Zadeke!?"</text:p>
      <text:p text:style-name="P24"><text:span text:style-name="T21">Zadekus respondet: </text:span>"Dō t<text:span text:style-name="T18">ibi</text:span> pulsum!"</text:p>
      <text:p text:style-name="P24"><text:span text:style-name="T21">Sameus:</text:span> "Malum consilium! Nolī pulsāre mē!"</text:p>
      <text:p text:style-name="P24"><text:span text:style-name="T21">Zadekus: </text:span>"Dō <text:span text:style-name="T18">tibi '</text:span><text:span text:style-name="T5">fructuōsum pulsum'</text:span><text:span text:style-name="T5"><text:note text:id="ftn2" text:note-class="footnote"><text:note-citation>2</text:note-citation><text:note-body><text:p text:style-name="P40">Literally, "[a] fruity punch" – please note that this isn't even remotely how you should translate "fruit punch".</text:p></text:note-body></text:note></text:span><text:span text:style-name="T18">!"</text:span></text:p>
      <text:p text:style-name="P26"><text:span text:style-name="T21">Sameus:</text:span> "O! <text:s/>Bonum consilium est! <text:s/>'Fructu<text:span text:style-name="T19">ōsus</text:span> pulsus' mihi placet."</text:p>
      <text:p text:style-name="P26"><text:span text:style-name="T21">Zadekus:</text:span> "Id non bonum, est venenatum!"</text:p>
      <text:p text:style-name="P26"><text:span text:style-name="T21">Sameus:</text:span> "Malum consilium!"</text:p>
      <text:p text:style-name="P27">Zadekus iacit 'pulsum fructuōsum' et id Sameum pulsat!</text:p>
      <text:p text:style-name="P39">Sameus madidus fugit!</text:p>
      <text:p text:style-name="P23"/>
      <text:p text:style-name="P16"/>
      <text:p text:style-name="P16"/>
      <text:p text:style-name="P16"/>
      <text:p text:style-name="P16"/>
      <text:p text:style-name="P16"/>
      <text:p text:style-name="P16"><text:soft-page-break/>Rattus ad felem it.</text:p>
      <text:p text:style-name="P16"><text:span text:style-name="T21">Rattus interrogat: </text:span>"Quid agis, O fēlēs!?"</text:p>
      <text:p text:style-name="P16"><text:span text:style-name="T21">Fēlēs respondet: </text:span>"Dō cibum l<text:span text:style-name="T35">ī</text:span>berīs meīs."</text:p>
      <text:p text:style-name="P16"><text:span text:style-name="T21">Rattus:</text:span> "BONUM CONSILIUM"</text:p>
      <text:p text:style-name="P16"><text:span text:style-name="T21">Sed fēlēs:</text:span> "Dō rattōs l<text:span text:style-name="T40">ī</text:span>berīs meīs."</text:p>
      <text:p text:style-name="P16">Rattus perterritus est.</text:p>
      <text:p text:style-name="P16"><text:span text:style-name="T21">Rattus perterritus dicit:</text:span> "M….malum cons….consilium est...noli mē ēdere!"</text:p>
      <text:p text:style-name="P28"><text:span text:style-name="T21">Fēlēs:</text:span> "Non tē, sed aliōs ratōs capiam! <text:s/>Noli curāre!"</text:p>
      <text:p text:style-name="P6"/>
      <text:section text:style-name="Sect1" text:name="Section1">
        <text:p text:style-name="P32"><text:span text:style-name="T20">ā:</text:span> by/away fro<text:span text:style-name="T45">m</text:span></text:p>
        <text:p text:style-name="P7"><text:span text:style-name="T20">ad:</text:span> toward/to</text:p>
        <text:p text:style-name="P7"><text:span text:style-name="T20">agis:</text:span> you're doing</text:p>
        <text:p text:style-name="P7"><text:span text:style-name="T20">aliōs:</text:span> others</text:p>
        <text:p text:style-name="P7"><text:span text:style-name="T20">amō:</text:span> I love</text:p>
        <text:p text:style-name="P7"><text:span text:style-name="T20">aquae:</text:span> of/to water; waters</text:p>
        <text:p text:style-name="P7"><text:span text:style-name="T20">aquam:</text:span> water</text:p>
        <text:p text:style-name="P7"><text:span text:style-name="T20">baculum:</text:span> stick</text:p>
        <text:p text:style-name="P7"><text:span text:style-name="T20">bonum:</text:span> good</text:p>
        <text:p text:style-name="P7"><text:span text:style-name="T20">cadant:</text:span> they might fall, let them fall, they fall</text:p>
        <text:p text:style-name="P7"><text:span text:style-name="T20">cadebunt:</text:span> they'll fall</text:p>
        <text:p text:style-name="P7"><text:span text:style-name="T20">calidissimum:</text:span> really hot, hottest</text:p>
        <text:p text:style-name="P7"><text:span text:style-name="T20">capere:</text:span> to grab, snatch, take</text:p>
        <text:p text:style-name="P7"><text:span text:style-name="T20">capiam:</text:span> I'll grab, snatch, take</text:p>
        <text:p text:style-name="P7"><text:span text:style-name="T20">caput:</text:span> head</text:p>
        <text:p text:style-name="P7"><text:span text:style-name="T20">carnālēs:</text:span> meaty</text:p>
        <text:p text:style-name="P7"><text:span text:style-name="T20">carnālibus:</text:span> to/with/etc meaty</text:p>
        <text:p text:style-name="P7"><text:span text:style-name="T20">cibum:</text:span> food</text:p>
        <text:p text:style-name="P7"><text:span text:style-name="T20">clamat:</text:span> shouts</text:p>
        <text:p text:style-name="P7"><text:span text:style-name="T20">cocoā:</text:span> cocoa (abl sg)</text:p>
        <text:p text:style-name="P7"><text:span text:style-name="T20">coffeam:</text:span> coffee</text:p>
        <text:p text:style-name="P7"><text:span text:style-name="T20">conātur:</text:span> tries</text:p>
        <text:p text:style-name="P7"><text:span text:style-name="T20">consilium:</text:span> plan/idea</text:p>
        <text:p text:style-name="P7"><text:span text:style-name="T20">cum:</text:span> with/when</text:p>
        <text:p text:style-name="P7"><text:span text:style-name="T20">cur:</text:span> why?</text:p>
        <text:p text:style-name="P7"><text:span text:style-name="T20">curāre:</text:span> to worry; to take care of</text:p>
        <text:p text:style-name="P7"><text:span text:style-name="T20">curat:</text:span> worries; takes care of</text:p>
        <text:p text:style-name="P7"><text:span text:style-name="T20">da:</text:span> give!</text:p>
        <text:p text:style-name="P7"><text:span text:style-name="T20">dābant:</text:span> they gave</text:p>
        <text:p text:style-name="P7"><text:span text:style-name="T20">dābō:</text:span> I'll give</text:p>
        <text:p text:style-name="P7"><text:span text:style-name="T20">dāre:</text:span> to give</text:p>
        <text:p text:style-name="P7"><text:span text:style-name="T20">dās:</text:span> you give</text:p>
        <text:p text:style-name="P7"><text:span text:style-name="T20">dat:</text:span> co gives</text:p>
        <text:p text:style-name="P7"><text:span text:style-name="T20">dē:</text:span> down from/about</text:p>
        <text:p text:style-name="P7"><text:span text:style-name="T20">dicit:</text:span> says</text:p>
        <text:p text:style-name="P7"><text:span text:style-name="T20">discēdit:</text:span> leaves</text:p>
        <text:p text:style-name="P7"><text:span text:style-name="T20">dō:</text:span> I give</text:p>
        <text:p text:style-name="P7"><text:span text:style-name="T20">edendōs:</text:span> that should be eaten; to eat</text:p>
        <text:p text:style-name="P7"><text:span text:style-name="T20">ēdere:</text:span> to eat</text:p>
        <text:p text:style-name="P7"><text:span text:style-name="T20">ēdō:</text:span> I'm eating</text:p>
        <text:p text:style-name="P7"><text:span text:style-name="T20">effundit:</text:span> pours</text:p>
        <text:p text:style-name="P7"><text:span text:style-name="T20">ego:</text:span> I</text:p>
        <text:p text:style-name="P7"><text:soft-page-break/><text:span text:style-name="T20">eōs:</text:span> them</text:p>
        <text:p text:style-name="P7"><text:span text:style-name="T20">es:</text:span> you are</text:p>
        <text:p text:style-name="P7"><text:span text:style-name="T20">est:</text:span> is</text:p>
        <text:p text:style-name="P7"><text:span text:style-name="T20">et:</text:span> and</text:p>
        <text:p text:style-name="P7"><text:span text:style-name="T20">euge:</text:span> wooooo!</text:p>
        <text:p text:style-name="P7"><text:span text:style-name="T20">eum:</text:span> him/it</text:p>
        <text:p text:style-name="P7"><text:span text:style-name="T20">ex:</text:span> out from</text:p>
        <text:p text:style-name="P7"><text:span text:style-name="T20">expecta:</text:span> wait!</text:p>
        <text:p text:style-name="P7"><text:span text:style-name="T20">factī:</text:span> happened; made of</text:p>
        <text:p text:style-name="P7"><text:span text:style-name="T20">factōs:</text:span> happened; made of</text:p>
        <text:p text:style-name="P7"><text:span text:style-name="T20">felem:</text:span> cat</text:p>
        <text:p text:style-name="P7"><text:span text:style-name="T20">fēlēs:</text:span> cat</text:p>
        <text:p text:style-name="P7"><text:span text:style-name="T20">fortasse:</text:span> maybe</text:p>
        <text:p text:style-name="P7"><text:span text:style-name="T20">fructuōsum:</text:span> fruity</text:p>
        <text:p text:style-name="P7"><text:span text:style-name="T20">fructuōsus:</text:span> fruity</text:p>
        <text:p text:style-name="P7"><text:span text:style-name="T20">fugit:</text:span> runs away</text:p>
        <text:p text:style-name="P7"><text:span text:style-name="T20">glaber:</text:span> hairless</text:p>
        <text:p text:style-name="P7"><text:span text:style-name="T20">gustationem:</text:span> a taste</text:p>
        <text:p text:style-name="P7"><text:span text:style-name="T20">hominēs:</text:span> people</text:p>
        <text:p text:style-name="P7"><text:span text:style-name="T20">hominibus:</text:span> to/with/etc people</text:p>
        <text:p text:style-name="P7"><text:span text:style-name="T20">iacit:</text:span> throws</text:p>
        <text:p text:style-name="P7"><text:span text:style-name="T20">iam:</text:span> now/still/already</text:p>
        <text:p text:style-name="P7"><text:span text:style-name="T20">id:</text:span> it</text:p>
        <text:p text:style-name="P7"><text:span text:style-name="T20">immo:</text:span> on the contrary</text:p>
        <text:p text:style-name="P7"><text:span text:style-name="T20">improbī:</text:span> badly-behaved</text:p>
        <text:p text:style-name="P7"><text:span text:style-name="T20">improbōs:</text:span> badly-behaved</text:p>
        <text:p text:style-name="P7"><text:span text:style-name="T20">in:</text:span> in/on/into</text:p>
        <text:p text:style-name="P7"><text:span text:style-name="T20">interrogat:</text:span> asks</text:p>
        <text:p text:style-name="P7"><text:span text:style-name="T20">iratus:</text:span> angry</text:p>
        <text:p text:style-name="P7"><text:span text:style-name="T20">it:</text:span> goes</text:p>
        <text:p text:style-name="P7"><text:span text:style-name="T20">lacū:</text:span> with/in/etc a lake</text:p>
        <text:p text:style-name="P7"><text:span text:style-name="T20">lacum:</text:span> a lake</text:p>
        <text:p text:style-name="P7"><text:span text:style-name="T20">līberī:</text:span> children; of the child</text:p>
        <text:p text:style-name="P7"><text:span text:style-name="T20">līberōs:</text:span> children</text:p>
        <text:p text:style-name="P7"><text:span text:style-name="T20">ligantur:</text:span> they're tied</text:p>
        <text:p text:style-name="P7"><text:span text:style-name="T20">lotor:</text:span> raccoon</text:p>
        <text:p text:style-name="P7"><text:span text:style-name="T20">madidus:</text:span> wet</text:p>
        <text:p text:style-name="P7"><text:span text:style-name="T20">maxima:</text:span> biggest; really really big</text:p>
        <text:p text:style-name="P7"><text:span text:style-name="T20">maximam:</text:span> biggest; really really big</text:p>
        <text:p text:style-name="P7"><text:span text:style-name="T20">mē:</text:span> me</text:p>
        <text:p text:style-name="P7"><text:span text:style-name="T20">mea:</text:span> my</text:p>
        <text:p text:style-name="P7"><text:span text:style-name="T20">meī:</text:span> of my; my</text:p>
        <text:p text:style-name="P7"><text:soft-page-break/><text:span text:style-name="T20">meīs:</text:span> to/with/etc my</text:p>
        <text:p text:style-name="P7"><text:span text:style-name="T20">mēnsa:</text:span> table</text:p>
        <text:p text:style-name="P7"><text:span text:style-name="T20">mēnsam:</text:span> table</text:p>
        <text:p text:style-name="P7"><text:span text:style-name="T20">meō:</text:span> to/with/etc my</text:p>
        <text:p text:style-name="P7"><text:span text:style-name="T20">mihi:</text:span> to me</text:p>
        <text:p text:style-name="P7"><text:span text:style-name="T20">monstrō:</text:span> with/to/etc a monster</text:p>
        <text:p text:style-name="P7"><text:span text:style-name="T20">monstrum:</text:span> monster</text:p>
        <text:p text:style-name="P7"><text:span text:style-name="T20">ne:</text:span> that not; lest</text:p>
        <text:p text:style-name="P7"><text:span text:style-name="T20">noli:</text:span> don't!</text:p>
        <text:p text:style-name="P7"><text:span text:style-name="T20">nolī:</text:span> don't!</text:p>
        <text:p text:style-name="P7"><text:span text:style-name="T20">non:</text:span> not</text:p>
        <text:p text:style-name="P7"><text:span text:style-name="T20">nōn:</text:span> not/no</text:p>
        <text:p text:style-name="P7"><text:span text:style-name="T20">nunc:</text:span> now</text:p>
        <text:p text:style-name="P7"><text:span text:style-name="T20">o:</text:span> oh!</text:p>
        <text:p text:style-name="P7"><text:span text:style-name="T20">pecuniam:</text:span> money (acc)</text:p>
        <text:p text:style-name="P7"><text:span text:style-name="T20">perterritus:</text:span> really afraid</text:p>
        <text:p text:style-name="P7"><text:span text:style-name="T20">placet:</text:span> is pleasing</text:p>
        <text:p text:style-name="P7"><text:span text:style-name="T20">plus:</text:span> more</text:p>
        <text:p text:style-name="P7"><text:span text:style-name="T20">porce:</text:span> oh pig!</text:p>
        <text:p text:style-name="P7"><text:span text:style-name="T20">porcī:</text:span> of the pig; pigs</text:p>
        <text:p text:style-name="P7"><text:span text:style-name="T20">porcus:</text:span> pig</text:p>
        <text:p text:style-name="P7"><text:span text:style-name="T20">pulsāre:</text:span> to hit</text:p>
        <text:p text:style-name="P7"><text:span text:style-name="T20">pulsat:</text:span> hits</text:p>
        <text:p text:style-name="P7"><text:span text:style-name="T20">pulsum:</text:span> a hit</text:p>
        <text:p text:style-name="P7"><text:span text:style-name="T20">pulsus:</text:span> a hit</text:p>
        <text:p text:style-name="P7"><text:span text:style-name="T20">quaesō:</text:span> please; I beg</text:p>
        <text:p text:style-name="P7"><text:span text:style-name="T20">quī:</text:span> who</text:p>
        <text:p text:style-name="P7"><text:span text:style-name="T20">quia:</text:span> because</text:p>
        <text:p text:style-name="P7"><text:span text:style-name="T20">quid:</text:span> what</text:p>
        <text:p text:style-name="P7"><text:span text:style-name="T20">quoque:</text:span> also</text:p>
        <text:p text:style-name="P7"><text:span text:style-name="T20">ratōs:</text:span> rats (acc)</text:p>
        <text:p text:style-name="P7"><text:span text:style-name="T20">rattōs:</text:span> rats</text:p>
        <text:p text:style-name="P7"><text:span text:style-name="T20">rattus:</text:span> rat</text:p>
        <text:p text:style-name="P7"><text:span text:style-name="T20">respondet:</text:span> responds</text:p>
        <text:p text:style-name="P7"><text:span text:style-name="T20">respondit:</text:span> responds</text:p>
        <text:p text:style-name="P7"><text:span text:style-name="T20">ridet:</text:span> laughs</text:p>
        <text:p text:style-name="P7"><text:span text:style-name="T20">robotum:</text:span> robot</text:p>
        <text:p text:style-name="P7"><text:span text:style-name="T20">salit:</text:span> jumps</text:p>
        <text:p text:style-name="P7"><text:span text:style-name="T20">sed:</text:span> but</text:p>
        <text:p text:style-name="P7"><text:span text:style-name="T20">sequitur:</text:span> follows</text:p>
        <text:p text:style-name="P7"><text:span text:style-name="T20">stulte:</text:span> O stupid!</text:p>
        <text:p text:style-name="P7"><text:span text:style-name="T20">sumit:</text:span> picks up</text:p>
        <text:p text:style-name="P7"><text:span text:style-name="T20">sunt:</text:span> they are</text:p>
        <text:p text:style-name="P7"><text:span text:style-name="T20">tē:</text:span> you</text:p>
        <text:p text:style-name="P7"><text:soft-page-break/><text:span text:style-name="T20">tergō:</text:span> with/by/to/etc the back</text:p>
        <text:p text:style-name="P7"><text:span text:style-name="T20">terrae:</text:span> of/to the land; lands</text:p>
        <text:p text:style-name="P7"><text:span text:style-name="T20">terram:</text:span> land (acc)</text:p>
        <text:p text:style-name="P7"><text:span text:style-name="T20">tibi:</text:span> to you</text:p>
        <text:p text:style-name="P7"><text:span text:style-name="T20">tristis:</text:span> sad</text:p>
        <text:p text:style-name="P7"><text:span text:style-name="T20">tū:</text:span> you</text:p>
        <text:p text:style-name="P7"><text:span text:style-name="T20">tuīs:</text:span> with/to/etc your</text:p>
        <text:p text:style-name="P7"><text:span text:style-name="T20">tuō:</text:span> with/to/etc your</text:p>
        <text:p text:style-name="P7"><text:span text:style-name="T20">unam:</text:span> one</text:p>
        <text:p text:style-name="P7"><text:span text:style-name="T20">vacca:</text:span> cow</text:p>
        <text:p text:style-name="P7"><text:span text:style-name="T20">vaccam:</text:span> cow (acc)</text:p>
        <text:p text:style-name="P7"><text:span text:style-name="T20">vae:</text:span> ahh!</text:p>
        <text:p text:style-name="P7"><text:span text:style-name="T20">vecturam:</text:span> a ride</text:p>
        <text:p text:style-name="P7"><text:span text:style-name="T20">vel:</text:span> or</text:p>
        <text:p text:style-name="P7"><text:span text:style-name="T20">venenatum:</text:span> poison</text:p>
        <text:p text:style-name="P7"><text:span text:style-name="T20">venit:</text:span> comes</text:p>
        <text:p text:style-name="P7"><text:span text:style-name="T20">virī:</text:span> men; of a man</text:p>
        <text:p text:style-name="P7"><text:span text:style-name="T20">virīs:</text:span> to/with/etc men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3:59.725999364</meta:creation-date>
    <dc:date>2019-02-23T17:53:56.919703751</dc:date>
    <meta:editing-duration>PT1H50M46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14" meta:paragraph-count="230" meta:word-count="936" meta:character-count="5965" meta:non-whitespace-character-count="5234"/>
  </office:meta>
</office:document-meta>
</file>